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1.8291in"/>
    </style:style>
    <style:style style:name="co6" style:family="table-column">
      <style:table-column-properties fo:break-before="auto" style:column-width="1.4846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4098in"/>
    </style:style>
    <style:style style:name="co9" style:family="table-column">
      <style:table-column-properties fo:break-before="auto" style:column-width="1.2807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1.2047in"/>
    </style:style>
    <style:style style:name="co12" style:family="table-column">
      <style:table-column-properties fo:break-before="auto" style:column-width="3.928in"/>
    </style:style>
    <style:style style:name="co13" style:family="table-column">
      <style:table-column-properties fo:break-before="auto" style:column-width="1.6354in"/>
    </style:style>
    <style:style style:name="co14" style:family="table-column">
      <style:table-column-properties fo:break-before="auto" style:column-width="3.27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 fo:font-size="12pt" style:font-size-asian="12pt" style:font-size-complex="12pt"/>
    </style:style>
    <style:style style:name="ce3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ff00" fo:border="0.0008in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lote_site_visit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4" table:number-rows-spanned="1">
            <text:p>Persistent data structure aggregated by cache atomic data</text:p>
          </table:table-cell>
          <table:covered-table-cell table:number-columns-repeated="2" table:style-name="Default"/>
          <table:covered-table-cell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style-name="ce2" office:value-type="string">
            <text:p>table: lote_site_client</text:p>
          </table:table-cell>
          <table:table-cell table:style-name="ce6" office:value-type="string" table:number-columns-spanned="2" table:number-rows-spanned="1">
            <text:p>aggregated by Client hourly...</text:p>
          </table:table-cell>
          <table:covered-table-cell table:style-name="Default"/>
          <table:table-cell/>
          <table:table-cell table:style-name="ce2" office:value-type="string">
            <text:p>table: lote_site_url</text:p>
          </table:table-cell>
          <table:table-cell table:style-name="ce6" office:value-type="string" table:number-columns-spanned="2" table:number-rows-spanned="1">
            <text:p>aggregate by URL hourly...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3" office:value-type="string">
            <text:p>Field 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</text:p>
          </table:table-cell>
          <table:table-cell table:style-name="ce7"/>
          <table:table-cell table:style-name="ce5" office:value-type="string">
            <text:p>Field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Des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Varchar(32)</text:p>
          </table:table-cell>
          <table:table-cell/>
          <table:table-cell table:style-name="ce7"/>
          <table:table-cell table:style-name="ce4" office:value-type="string">
            <text:p>uid</text:p>
          </table:table-cell>
          <table:table-cell table:style-name="ce4" office:value-type="string">
            <text:p>Varchar(32)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office:value-type="string">
            <text:p>site</text:p>
          </table:table-cell>
          <table:table-cell office:value-type="string">
            <text:p>Varchar(64)</text:p>
          </table:table-cell>
          <table:table-cell/>
          <table:table-cell table:style-name="ce7"/>
          <table:table-cell table:style-name="ce4" office:value-type="string">
            <text:p>site</text:p>
          </table:table-cell>
          <table:table-cell table:style-name="ce4" office:value-type="string">
            <text:p>Varchar(64)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office:value-type="string">
            <text:p>client_ip</text:p>
          </table:table-cell>
          <table:table-cell office:value-type="string">
            <text:p>Varchar(64)</text:p>
          </table:table-cell>
          <table:table-cell/>
          <table:table-cell table:style-name="ce7"/>
          <table:table-cell table:style-name="ce4" office:value-type="string">
            <text:p>url</text:p>
          </table:table-cell>
          <table:table-cell table:style-name="ce4" office:value-type="string">
            <text:p>Varchar(128)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office:value-type="string">
            <text:p>city</text:p>
          </table:table-cell>
          <table:table-cell office:value-type="string">
            <text:p>Varchar(32)</text:p>
          </table:table-cell>
          <table:table-cell/>
          <table:table-cell table:style-name="ce7"/>
          <table:table-cell table:style-name="ce4" office:value-type="string">
            <text:p>request_time_avg</text:p>
          </table:table-cell>
          <table:table-cell table:style-name="ce4" office:value-type="string">
            <text:p>float</text:p>
          </table:table-cell>
          <table:table-cell table:style-name="ce4" office:value-type="string">
            <text:p>in second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untry</text:p>
          </table:table-cell>
          <table:table-cell office:value-type="string">
            <text:p>Varchar(32)</text:p>
          </table:table-cell>
          <table:table-cell/>
          <table:table-cell table:style-name="ce7"/>
          <table:table-cell table:style-name="ce4" office:value-type="string">
            <text:p>visit_count</text:p>
          </table:table-cell>
          <table:table-cell table:style-name="ce4" office:value-type="string">
            <text:p>int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office:value-type="string">
            <text:p>visit_time</text:p>
          </table:table-cell>
          <table:table-cell office:value-type="string">
            <text:p>float</text:p>
          </table:table-cell>
          <table:table-cell/>
          <table:table-cell table:style-name="ce7"/>
          <table:table-cell table:style-name="ce4" office:value-type="string">
            <text:p>statistic_time</text:p>
          </table:table-cell>
          <table:table-cell table:style-name="ce4" office:value-type="string">
            <text:p>float</text:p>
          </table:table-cell>
          <table:table-cell table:style-name="ce4" office:value-type="string">
            <text:p>hourly aggrega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st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  <table:table-cell table:style-name="ce7"/>
          <table:table-cell table:style-name="ce4" office:value-type="string">
            <text:p>host</text:p>
          </table:table-cell>
          <table:table-cell table:style-name="ce4" office:value-type="string">
            <text:p>Varchar(64)</text:p>
          </table:table-cell>
          <table:table-cell table:style-name="ce4" office:value-type="string">
            <text:p>ip address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Cached atomic data</text:p>
          </table:table-cell>
          <table:covered-table-cell table:number-columns-repeated="2" table:style-name="Default"/>
          <table:covered-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table:style-name="ce5" office:value-type="string">
            <text:p>Field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Desc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rl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lient_ip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quest_time</text:p>
          </table:table-cell>
          <table:table-cell office:value-type="string">
            <text:p>float</text:p>
          </table:table-cell>
          <table:table-cell office:value-type="string">
            <text:p>in second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ime_local</text:p>
          </table:table-cell>
          <table:table-cell office:value-type="string">
            <text:p>float</text:p>
          </table:table-cell>
          <table:table-cell office:value-type="string">
            <text:p>timestamp in sec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host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ote_ngnx_alert" table:style-name="ta1" table:print="false">
        <table:table-column table:style-name="co1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number-columns-repeated="4" table:default-cell-style-name="ce7"/>
        <table:table-row table:style-name="ro1" table:number-rows-repeated="3">
          <table:table-cell/>
          <table:table-cell table:style-name="Default" table:number-columns-repeated="7"/>
        </table:table-row>
        <table:table-row table:style-name="ro2">
          <table:table-cell/>
          <table:table-cell table:style-name="ce5" office:value-type="string">
            <text:p>Field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Desc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Varchar(32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64)</text:p>
          </table:table-cell>
          <table:table-cell office:value-type="string">
            <text:p>alert source split by dot: service.level.ho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tle</text:p>
          </table:table-cell>
          <table:table-cell office:value-type="string">
            <text:p>Varchar(128)</text:p>
          </table:table-cell>
          <table:table-cell office:value-type="string">
            <text:p>alert short descrip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Varchar(64)</text:p>
          </table:table-cell>
          <table:table-cell office:value-type="string">
            <text:p>alert belongs 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vel</text:p>
          </table:table-cell>
          <table:table-cell office:value-type="string">
            <text:p>int</text:p>
          </table:table-cell>
          <table:table-cell office:value-type="string">
            <text:p>1:alert, 2:crit, 3:error, 4:war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sage</text:p>
          </table:table-cell>
          <table:table-cell office:value-type="string">
            <text:p>Varchar(128)</text:p>
          </table:table-cell>
          <table:table-cell office:value-type="string">
            <text:p>formated to titl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use</text:p>
          </table:table-cell>
          <table:table-cell office:value-type="string">
            <text:p>Varchar(128)</text:p>
          </table:table-cell>
          <table:table-cell office:value-type="string">
            <text:p>alert cause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Varchar(128)</text:p>
          </table:table-cell>
          <table:table-cell office:value-type="string">
            <text:p>who invoke this proble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stamp</text:p>
          </table:table-cell>
          <table:table-cell office:value-type="string">
            <text:p>float</text:p>
          </table:table-cell>
          <table:table-cell office:value-type="string">
            <text:p>when error occu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tus</text:p>
          </table:table-cell>
          <table:table-cell office:value-type="string">
            <text:p>int</text:p>
          </table:table-cell>
          <table:table-cell office:value-type="string">
            <text:p>-1:new, 0:ignored, 1:process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ost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  <table:table-cell table:style-name="Default" table:number-columns-repeated="4"/>
        </table:table-row>
      </table:table>
      <table:table table:name="lote_sevr_perfm" table:style-name="ta1" table:print="false">
        <table:table-column table:style-name="co1" table:default-cell-style-name="Default"/>
        <table:table-column table:style-name="co8" table:default-cell-style-name="ce4"/>
        <table:table-column table:style-name="co13" table:default-cell-style-name="ce4"/>
        <table:table-column table:style-name="co14" table:default-cell-style-name="ce4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5" office:value-type="string">
            <text:p>Field 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Desc</text:p>
          </table:table-cell>
        </table:table-row>
        <table:table-row table:style-name="ro2">
          <table:table-cell/>
          <table:table-cell office:value-type="string">
            <text:p>uid</text:p>
          </table:table-cell>
          <table:table-cell office:value-type="string">
            <text:p>Varchar(32)</text:p>
          </table:table-cell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Varchar(64)</text:p>
          </table:table-cell>
          <table:table-cell office:value-type="string">
            <text:p>alert source split by dot: service.level.host</text:p>
          </table:table-cell>
        </table:table-row>
        <table:table-row table:style-name="ro2">
          <table:table-cell/>
          <table:table-cell office:value-type="string">
            <text:p>value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/>
          <table:table-cell office:value-type="string">
            <text:p>timestamp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/>
          <table:table-cell office:value-type="string">
            <text:p>unit</text:p>
          </table:table-cell>
          <table:table-cell office:value-type="string">
            <text:p>Varchar(4)</text:p>
          </table:table-cell>
          <table:table-cell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Varchar(32)</text:p>
          </table:table-cell>
          <table:table-cell office:value-type="string">
            <text:p>peformance belongs to</text:p>
          </table:table-cell>
        </table:table-row>
        <table:table-row table:style-name="ro2">
          <table:table-cell/>
          <table:table-cell office:value-type="string">
            <text:p>host</text:p>
          </table:table-cell>
          <table:table-cell office:value-type="string">
            <text:p>Varchar(64)</text:p>
          </table:table-cell>
          <table:table-cell office:value-type="string">
            <text:p>ip addres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5/26/2013</text:date>, <text:time>19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1:38:21</meta:creation-date>
    <dc:date>2013-05-26T19:56:38</dc:date>
    <meta:editing-duration>PT4H40M25S</meta:editing-duration>
    <meta:editing-cycles>11</meta:editing-cycles>
    <meta:generator>OpenOffice.org/3.4$Linux OpenOffice.org_project/340m1$Build-9590</meta:generator>
    <meta:document-statistic meta:table-count="3" meta:cell-count="117" meta:object-count="0"/>
  </office:meta>
</office:document-meta>
</file>